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Design Report Project 1</text:p>
      <text:p text:style-name="P1">Nic Carroll, Yifan Hua, Bowen Ji</text:p>
      <text:p text:style-name="Standard"/>
      <text:p text:style-name="Standard">Our program is all run through our base module Base.py. Through this user and password data is established and a selection of task is preformed. Each major task required of us was then sectioned off into a separate module, P1,P2,P3,P4, and P5. These correspond directly with the problems of the assignment. Each takes conString from Base.py as a variable.</text:p>
      <text:p text:style-name="Standard"/>
      <text:p text:style-name="Standard">P1. Deals with Registering a new vehicle. Main class is regV(conString) which manages the registration of vehicle based on user input. Also has sub classes to handle searching if vehicle is already registered (searchSerial) and another to determine if a person exists in the database(searchSin).</text:p>
      <text:p text:style-name="Standard"/>
      <text:p text:style-name="Standard">P2. Only one method, AutoTransaction(conString), which proceeds with registering a vehicle sale. Will check if both the vehicle and buyer are registered. If the buyer is not registered it will hand off to P3.regPerson to register the person before continuing.</text:p>
      <text:p text:style-name="Standard"/>
      <text:p text:style-name="Standard">P3. Primary Method is DriverLiRegis(conString), which will register a new drivers license. If the person does not exist it will also handle registering the person in the database via regPerson method. </text:p>
      <text:p text:style-name="Standard"/>
      <text:p text:style-name="Standard">P4. The primary method violation first determines the driver of a vehicle then passes that information onto record to create the appropriate SQL statements to create a new ticket as well it determines the owner of the vehicle and passes that as well. These statements are then passed back to violation to be executed.</text:p>
      <text:p text:style-name="Standard"/>
      <text:p text:style-name="Standard">P5. The main search_engine method makes calls to the corresponding search_option based on user input. Once the option requirements are fulfilled the statements are returned to search_engine for exec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Carroll</meta:initial-creator>
    <meta:creation-date>2015-03-25T18:15:44</meta:creation-date>
    <dc:date>2015-03-27T13:51:15</dc:date>
    <dc:creator>Nicholas Carroll</dc:creator>
    <meta:editing-duration>PT37M40S</meta:editing-duration>
    <meta:editing-cycles>10</meta:editing-cycles>
    <meta:generator>LibreOffice/3.5$Linux_X86_64 LibreOffice_project/350m1$Build-2</meta:generator>
    <meta:printed-by>Nicholas Carroll</meta:printed-by>
    <meta:print-date>2015-03-27T13:27:07</meta:print-date>
    <meta:document-statistic meta:table-count="0" meta:image-count="0" meta:object-count="0" meta:page-count="1" meta:paragraph-count="8" meta:word-count="268" meta:character-count="1691" meta:non-whitespace-character-count="1425"/>
  </office:meta>
</office:document-meta>
</file>